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01d0" officeooo:paragraph-rsid="00140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61</text:p>
      <text:p text:style-name="P1">chap. 6 quiz <text:tab/><text:tab/><text:tab/><text:tab/><text:tab/><text:tab/>NAME:___________________________________</text:p>
      <text:p text:style-name="P1"/>
      <text:p text:style-name="P1">When is backtracking search needed in a constraint-satisfaction problem (CSP)?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riefly explain the difference between backtracking and backjumping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y is choosing the most-constrained variable a good heuristic in searching a CSP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6:41:37.719000000</meta:creation-date>
    <dc:date>2017-01-05T16:46:58.629000000</dc:date>
    <meta:editing-duration>PT5M21S</meta:editing-duration>
    <meta:editing-cycles>1</meta:editing-cycles>
    <meta:document-statistic meta:table-count="0" meta:image-count="0" meta:object-count="0" meta:page-count="1" meta:paragraph-count="5" meta:word-count="37" meta:character-count="296" meta:non-whitespace-character-count="255"/>
    <meta:generator>LibreOffice/5.2.3.3$Windows_x86 LibreOffice_project/d54a8868f08a7b39642414cf2c8ef2f228f780cf</meta:generator>
  </office:meta>
</office:document-meta>
</file>